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settings.xml" manifest:media-type="text/xml"/>
  <manifest:file-entry manifest:full-path="manifest.rdf" manifest:media-type="application/rdf+xml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9" manifest:media-type=""/>
  <manifest:file-entry manifest:full-path="ObjectReplacements/Object 25" manifest:media-type="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1" manifest:media-type=""/>
  <manifest:file-entry manifest:full-path="ObjectReplacements/Object 20" manifest:media-type="application/x-openoffice-gdimetafile;windows_formatname=&quot;GDIMetaFile&quot;"/>
  <manifest:file-entry manifest:full-path="ObjectReplacements/Object 79" manifest:media-type=""/>
  <manifest:file-entry manifest:full-path="ObjectReplacements/Object 10" manifest:media-type="application/x-openoffice-gdimetafile;windows_formatname=&quot;GDIMetaFile&quot;"/>
  <manifest:file-entry manifest:full-path="ObjectReplacements/Object 69" manifest:media-type=""/>
  <manifest:file-entry manifest:full-path="ObjectReplacements/Object 5" manifest:media-type=""/>
  <manifest:file-entry manifest:full-path="ObjectReplacements/Object 7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6" manifest:media-type=""/>
  <manifest:file-entry manifest:full-path="ObjectReplacements/Object 1" manifest:media-type="application/x-openoffice-gdimetafile;windows_formatname=&quot;GDIMetaFile&quot;"/>
  <manifest:file-entry manifest:full-path="ObjectReplacements/Object 70" manifest:media-type=""/>
  <manifest:file-entry manifest:full-path="ObjectReplacements/Object 1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6" manifest:media-type=""/>
  <manifest:file-entry manifest:full-path="ObjectReplacements/Object 75" manifest:media-type=""/>
  <manifest:file-entry manifest:full-path="ObjectReplacements/Object 56" manifest:media-type=""/>
  <manifest:file-entry manifest:full-path="ObjectReplacements/Object 57" manifest:media-type=""/>
  <manifest:file-entry manifest:full-path="ObjectReplacements/Object 58" manifest:media-type=""/>
  <manifest:file-entry manifest:full-path="ObjectReplacements/Object 59" manifest:media-type=""/>
  <manifest:file-entry manifest:full-path="ObjectReplacements/Object 60" manifest:media-type=""/>
  <manifest:file-entry manifest:full-path="ObjectReplacements/Object 61" manifest:media-type=""/>
  <manifest:file-entry manifest:full-path="ObjectReplacements/Object 62" manifest:media-type=""/>
  <manifest:file-entry manifest:full-path="ObjectReplacements/Object 63" manifest:media-type=""/>
  <manifest:file-entry manifest:full-path="ObjectReplacements/Object 64" manifest:media-type=""/>
  <manifest:file-entry manifest:full-path="ObjectReplacements/Object 11" manifest:media-type=""/>
  <manifest:file-entry manifest:full-path="ObjectReplacements/Object 88" manifest:media-type=""/>
  <manifest:file-entry manifest:full-path="ObjectReplacements/Object 87" manifest:media-type=""/>
  <manifest:file-entry manifest:full-path="ObjectReplacements/Object 86" manifest:media-type=""/>
  <manifest:file-entry manifest:full-path="ObjectReplacements/Object 85" manifest:media-type=""/>
  <manifest:file-entry manifest:full-path="ObjectReplacements/Object 84" manifest:media-type=""/>
  <manifest:file-entry manifest:full-path="ObjectReplacements/Object 67" manifest:media-type=""/>
  <manifest:file-entry manifest:full-path="ObjectReplacements/Object 14" manifest:media-type=""/>
  <manifest:file-entry manifest:full-path="ObjectReplacements/Object 82" manifest:media-type=""/>
  <manifest:file-entry manifest:full-path="ObjectReplacements/Object 49" manifest:media-type=""/>
  <manifest:file-entry manifest:full-path="ObjectReplacements/Object 66" manifest:media-type=""/>
  <manifest:file-entry manifest:full-path="ObjectReplacements/Object 13" manifest:media-type=""/>
  <manifest:file-entry manifest:full-path="ObjectReplacements/Object 81" manifest:media-type=""/>
  <manifest:file-entry manifest:full-path="ObjectReplacements/Object 48" manifest:media-type=""/>
  <manifest:file-entry manifest:full-path="ObjectReplacements/Object 65" manifest:media-type=""/>
  <manifest:file-entry manifest:full-path="ObjectReplacements/Object 12" manifest:media-type=""/>
  <manifest:file-entry manifest:full-path="ObjectReplacements/Object 80" manifest:media-type=""/>
  <manifest:file-entry manifest:full-path="ObjectReplacements/Object 47" manifest:media-type=""/>
  <manifest:file-entry manifest:full-path="ObjectReplacements/Object 83" manifest:media-type=""/>
  <manifest:file-entry manifest:full-path="ObjectReplacements/Object 68" manifest:media-type=""/>
  <manifest:file-entry manifest:full-path="ObjectReplacements/Object 90" manifest:media-type=""/>
  <manifest:file-entry manifest:full-path="ObjectReplacements/Object 15" manifest:media-type=""/>
  <manifest:file-entry manifest:full-path="ObjectReplacements/Object 55" manifest:media-type=""/>
  <manifest:file-entry manifest:full-path="ObjectReplacements/Object 54" manifest:media-type=""/>
  <manifest:file-entry manifest:full-path="ObjectReplacements/Object 53" manifest:media-type=""/>
  <manifest:file-entry manifest:full-path="ObjectReplacements/Object 52" manifest:media-type=""/>
  <manifest:file-entry manifest:full-path="ObjectReplacements/Object 51" manifest:media-type=""/>
  <manifest:file-entry manifest:full-path="ObjectReplacements/Object 50" manifest:media-type=""/>
  <manifest:file-entry manifest:full-path="ObjectReplacements/Object 22" manifest:media-type=""/>
  <manifest:file-entry manifest:full-path="ObjectReplacements/Object 91" manifest:media-type="application/x-openoffice-gdimetafile;windows_formatname=&quot;GDIMetaFile&quot;"/>
  <manifest:file-entry manifest:full-path="ObjectReplacements/Object 16" manifest:media-type=""/>
  <manifest:file-entry manifest:full-path="ObjectReplacements/Object 9" manifest:media-type="application/x-openoffice-gdimetafile;windows_formatname=&quot;GDIMetaFile&quot;"/>
  <manifest:file-entry manifest:full-path="ObjectReplacements/Object 78" manifest:media-type=""/>
  <manifest:file-entry manifest:full-path="ObjectReplacements/Object 8" manifest:media-type=""/>
  <manifest:file-entry manifest:full-path="ObjectReplacements/Object 77" manifest:media-type=""/>
  <manifest:file-entry manifest:full-path="ObjectReplacements/Object 7" manifest:media-type=""/>
  <manifest:file-entry manifest:full-path="ObjectReplacements/Object 76" manifest:media-type="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Thumbnails/thumbnail.png" manifest:media-type="image/png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content.xml" manifest:media-type="text/xml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layout-cache" manifest:media-type="application/binary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12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13" style:family="paragraph" style:parent-style-name="Standard" style:list-style-name="WWNum9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14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15" style:family="paragraph" style:parent-style-name="Standard" style:list-style-name="WWNum9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16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17" style:family="paragraph" style:parent-style-name="Standard" style:list-style-name="WWNum9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18" style:family="paragraph" style:parent-style-name="Standard">
      <style:paragraph-properties fo:margin-top="0.1665in" fo:margin-bottom="0.1665in" loext:contextual-spacing="false" fo:line-height="100%"/>
    </style:style>
    <style:style style:name="P19" style:family="paragraph" style:parent-style-name="Standard">
      <style:paragraph-properties fo:margin-left="0in" fo:margin-right="0in" fo:margin-top="0.1665in" fo:margin-bottom="0.1665in" loext:contextual-spacing="false" fo:line-height="100%" fo:text-align="start" style:justify-single-word="false" fo:text-indent="0in" style:auto-text-indent="false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4" style:family="paragraph" style:parent-style-name="Standard">
      <style:paragraph-properties fo:break-before="auto" fo:break-after="auto"/>
    </style:style>
    <style:style style:name="P25" style:family="paragraph" style:parent-style-name="Heading_20_1" style:list-style-name="WWNum3"/>
    <style:style style:name="P26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style:text-underline-style="none"/>
    </style:style>
    <style:style style:name="T10" style:family="text">
      <style:text-properties fo:font-weight="bold" style:font-weight-asian="bold"/>
    </style:style>
    <style:style style:name="T11" style:family="text">
      <style:text-properties style:text-underline-style="solid" style:text-underline-width="auto" style:text-underline-color="font-color" fo:font-weight="bold" style:font-weight-asian="bold"/>
    </style:style>
    <style:style style:name="T12" style:family="text">
      <style:text-properties fo:font-style="italic" style:font-style-asian="italic"/>
    </style:style>
    <style:style style:name="T13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fo:margin-left="0in" fo:margin-right="0in" fo:margin-top="0in" fo:margin-bottom="0in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bookmark text:name="_aczyuw2yex2w"/><text:span text:style-name="T1">Sistemas Informáticos</text:span><text:span text:style-name="T2"><text:line-break/></text:span><text:span text:style-name="T3">Unidad 02. Actividades no evaluables 01</text:span></text:p>
      <text:p text:style-name="P1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ores: Sergi García, Alfredo Oltra</text:span><draw:frame draw:style-name="fr3" draw:name="image1.png" text:anchor-type="char" svg:x="3.3646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Actualizado Septiembre 2025</text:span></text:p>
      <text:p text:style-name="P5"/>
      <text:p text:style-name="P4"><text:span text:style-name="T6">Unidad 02. Actividades <text:s/>no evaluables 01</text:span></text:p>
      <text:list xml:id="list315718724" text:style-name="WWNum3">
        <text:list-item>
          <text:p text:style-name="P25"><text:bookmark text:name="_dbh0n1vac4c8"/>Ejercicio 01</text:p>
        </text:list-item>
      </text:list>
      <text:p text:style-name="Standard">Convierte a decimal los siguientes valores:</text:p>
      <text:list xml:id="list1364910973" text:style-name="WWNum5">
        <text:list-item>
          <text:p text:style-name="P6"><draw:frame draw:style-name="fr4" text:anchor-type="as-char" svg:width="0.452in" svg:height="0.1866in" draw:z-index="0"><draw:object xlink:href="./Object 2" xlink:type="simple" xlink:show="embed" xlink:actuate="onLoad"/><draw:image xlink:href="./ObjectReplacements/Object 2" xlink:type="simple" xlink:show="embed" xlink:actuate="onLoad"/></draw:frame><text:s/><text:tab/> b) <draw:frame draw:style-name="fr4" text:anchor-type="as-char" svg:width="0.6146in" svg:height="0.1866in" draw:z-index="0"><draw:object xlink:href="./Object 4" xlink:type="simple" xlink:show="embed" xlink:actuate="onLoad"/><draw:image xlink:href="./ObjectReplacements/Object 4" xlink:type="simple" xlink:show="embed" xlink:actuate="onLoad"/></draw:frame><text:s text:c="4"/>c) <draw:frame draw:style-name="fr4" text:anchor-type="as-char" svg:width="0.4543in" svg:height="0.1866in" draw:z-index="0"><draw:object xlink:href="./Object 6" xlink:type="simple" xlink:show="embed" xlink:actuate="onLoad"/><draw:image xlink:href="./ObjectReplacements/Object 6" xlink:type="simple" xlink:show="embed" xlink:actuate="onLoad"/></draw:frame><text:s text:c="4"/>d) <draw:frame draw:style-name="fr4" text:anchor-type="as-char" svg:width="0.9098in" svg:height="0.1866in" draw:z-index="0"><draw:object xlink:href="./Object 8" xlink:type="simple" xlink:show="embed" xlink:actuate="onLoad"/><draw:image xlink:href="./ObjectReplacements/Object 8" xlink:type="simple" xlink:show="embed" xlink:actuate="onLoad"/></draw:frame><text:s text:c="4"/>e) <draw:frame draw:style-name="fr4" text:anchor-type="as-char" svg:width="0.45in" svg:height="0.1866in" draw:z-index="0"><draw:object xlink:href="./Object 10" xlink:type="simple" xlink:show="embed" xlink:actuate="onLoad"/><draw:image xlink:href="./ObjectReplacements/Object 10" xlink:type="simple" xlink:show="embed" xlink:actuate="onLoad"/></draw:frame><text:s text:c="3"/></text:p>
        </text:list-item>
      </text:list>
      <text:list xml:id="list54905289176658" text:continue-list="list315718724" text:style-name="WWNum3">
        <text:list-item>
          <text:p text:style-name="P25"><text:bookmark text:name="_awp2owkgdms7"/>Ejercicio 02</text:p>
        </text:list-item>
      </text:list>
      <text:p text:style-name="Standard">Convierte a binario los siguientes valores:</text:p>
      <text:list xml:id="list945114392" text:style-name="WWNum1">
        <text:list-item>
          <text:p text:style-name="P7"><draw:frame draw:style-name="fr4" text:anchor-type="as-char" svg:width="0.189in" svg:height="0.1866in" draw:z-index="0"><draw:object xlink:href="./Object 12" xlink:type="simple" xlink:show="embed" xlink:actuate="onLoad"/><draw:image xlink:href="./ObjectReplacements/Object 12" xlink:type="simple" xlink:show="embed" xlink:actuate="onLoad"/></draw:frame><text:s text:c="2"/>b)<draw:frame draw:style-name="fr4" text:anchor-type="as-char" svg:width="0.3681in" svg:height="0.1866in" draw:z-index="0"><draw:object xlink:href="./Object 14" xlink:type="simple" xlink:show="embed" xlink:actuate="onLoad"/><draw:image xlink:href="./ObjectReplacements/Object 14" xlink:type="simple" xlink:show="embed" xlink:actuate="onLoad"/></draw:frame> <text:s text:c="2"/>c) <draw:frame draw:style-name="fr4" text:anchor-type="as-char" svg:width="0.578in" svg:height="0.1866in" draw:z-index="0"><draw:object xlink:href="./Object 16" xlink:type="simple" xlink:show="embed" xlink:actuate="onLoad"/><draw:image xlink:href="./ObjectReplacements/Object 16" xlink:type="simple" xlink:show="embed" xlink:actuate="onLoad"/></draw:frame><text:s text:c="3"/>d) <draw:frame draw:style-name="fr4" text:anchor-type="as-char" svg:width="0.372in" svg:height="0.1866in" draw:z-index="0"><draw:object xlink:href="./Object 18" xlink:type="simple" xlink:show="embed" xlink:actuate="onLoad"/><draw:image xlink:href="./ObjectReplacements/Object 18" xlink:type="simple" xlink:show="embed" xlink:actuate="onLoad"/></draw:frame><text:tab/> e) <draw:frame draw:style-name="fr4" text:anchor-type="as-char" svg:width="0.6646in" svg:height="0.1866in" draw:z-index="0"><draw:object xlink:href="./Object 20" xlink:type="simple" xlink:show="embed" xlink:actuate="onLoad"/><draw:image xlink:href="./ObjectReplacements/Object 20" xlink:type="simple" xlink:show="embed" xlink:actuate="onLoad"/></draw:frame></text:p>
        </text:list-item>
      </text:list>
      <text:list xml:id="list54905495867209" text:continue-list="list54905289176658" text:style-name="WWNum3">
        <text:list-item>
          <text:p text:style-name="P25"><text:bookmark text:name="_z2d7rmx4806a"/>Ejercicio 03</text:p>
        </text:list-item>
      </text:list>
      <text:p text:style-name="Standard">Convierte a hexadecimal los siguientes valores</text:p>
      <text:list xml:id="list2913963917" text:style-name="WWNum4">
        <text:list-item>
          <text:p text:style-name="P8"><draw:frame draw:style-name="fr4" text:anchor-type="as-char" svg:width="0.8681in" svg:height="0.1866in" draw:z-index="0"><draw:object xlink:href="./Object 22" xlink:type="simple" xlink:show="embed" xlink:actuate="onLoad"/><draw:image xlink:href="./ObjectReplacements/Object 22" xlink:type="simple" xlink:show="embed" xlink:actuate="onLoad"/></draw:frame><text:s text:c="4"/>b) <draw:frame draw:style-name="fr4" text:anchor-type="as-char" svg:width="0.9555in" svg:height="0.1866in" draw:z-index="0"><draw:object xlink:href="./Object 24" xlink:type="simple" xlink:show="embed" xlink:actuate="onLoad"/><draw:image xlink:href="./ObjectReplacements/Object 24" xlink:type="simple" xlink:show="embed" xlink:actuate="onLoad"/></draw:frame><text:s text:c="4"/>c) <draw:frame draw:style-name="fr4" text:anchor-type="as-char" svg:width="0.7016in" svg:height="0.1866in" draw:z-index="0"><draw:object xlink:href="./Object 26" xlink:type="simple" xlink:show="embed" xlink:actuate="onLoad"/><draw:image xlink:href="./ObjectReplacements/Object 26" xlink:type="simple" xlink:show="embed" xlink:actuate="onLoad"/></draw:frame><text:s text:c="2"/>d) <draw:frame draw:style-name="fr4" text:anchor-type="as-char" svg:width="0.5146in" svg:height="0.1866in" draw:z-index="0"><draw:object xlink:href="./Object 28" xlink:type="simple" xlink:show="embed" xlink:actuate="onLoad"/><draw:image xlink:href="./ObjectReplacements/Object 28" xlink:type="simple" xlink:show="embed" xlink:actuate="onLoad"/></draw:frame><text:s text:c="4"/></text:p>
        </text:list-item>
      </text:list>
      <text:list xml:id="list54904721538707" text:continue-list="list54905495867209" text:style-name="WWNum3">
        <text:list-item>
          <text:p text:style-name="P25"><text:bookmark text:name="_u5riz62ql0kp"/>Ejercicio 04</text:p>
        </text:list-item>
      </text:list>
      <text:p text:style-name="Standard">Convierte a binario los siguientes valores:</text:p>
      <text:p text:style-name="Standard"/>
      <text:p text:style-name="Standard"><text:s text:c="4"/>a) <draw:frame draw:style-name="fr4" text:anchor-type="as-char" svg:width="0.5445in" svg:height="0.1866in" draw:z-index="0"><draw:object xlink:href="./Object 30" xlink:type="simple" xlink:show="embed" xlink:actuate="onLoad"/><draw:image xlink:href="./ObjectReplacements/Object 30" xlink:type="simple" xlink:show="embed" xlink:actuate="onLoad"/></draw:frame><text:s text:c="4"/>b) <draw:frame draw:style-name="fr4" text:anchor-type="as-char" svg:width="0.461in" svg:height="0.1866in" draw:z-index="0"><draw:object xlink:href="./Object 32" xlink:type="simple" xlink:show="embed" xlink:actuate="onLoad"/><draw:image xlink:href="./ObjectReplacements/Object 32" xlink:type="simple" xlink:show="embed" xlink:actuate="onLoad"/></draw:frame><text:s text:c="4"/>c) <draw:frame draw:style-name="fr4" text:anchor-type="as-char" svg:width="0.4154in" svg:height="0.1866in" draw:z-index="0"><draw:object xlink:href="./Object 34" xlink:type="simple" xlink:show="embed" xlink:actuate="onLoad"/><draw:image xlink:href="./ObjectReplacements/Object 34" xlink:type="simple" xlink:show="embed" xlink:actuate="onLoad"/></draw:frame><text:s text:c="5"/>d) <draw:frame draw:style-name="fr4" text:anchor-type="as-char" svg:width="0.3736in" svg:height="0.1866in" draw:z-index="0"><draw:object xlink:href="./Object 36" xlink:type="simple" xlink:show="embed" xlink:actuate="onLoad"/><draw:image xlink:href="./ObjectReplacements/Object 36" xlink:type="simple" xlink:show="embed" xlink:actuate="onLoad"/></draw:frame><text:s/><text:tab/> e) <draw:frame draw:style-name="fr4" text:anchor-type="as-char" svg:width="0.5134in" svg:height="0.1866in" draw:z-index="0"><draw:object xlink:href="./Object 38" xlink:type="simple" xlink:show="embed" xlink:actuate="onLoad"/><draw:image xlink:href="./ObjectReplacements/Object 38" xlink:type="simple" xlink:show="embed" xlink:actuate="onLoad"/></draw:frame><text:s text:c="4"/></text:p>
      <text:list xml:id="list54905365688497" text:continue-numbering="true" text:style-name="WWNum3">
        <text:list-item>
          <text:p text:style-name="P25"><text:bookmark text:name="_u5b8i978ww6p"/>Ejercicio 05</text:p>
        </text:list-item>
      </text:list>
      <text:p text:style-name="Standard">Convierte a octal los siguientes valores:</text:p>
      <text:p text:style-name="Standard"><text:s text:c="4"/>a) <text:s/><draw:frame draw:style-name="fr4" text:anchor-type="as-char" svg:width="0.6189in" svg:height="0.1866in" draw:z-index="0"><draw:object xlink:href="./Object 40" xlink:type="simple" xlink:show="embed" xlink:actuate="onLoad"/><draw:image xlink:href="./ObjectReplacements/Object 40" xlink:type="simple" xlink:show="embed" xlink:actuate="onLoad"/></draw:frame><text:s text:c="4"/>b) <draw:frame draw:style-name="fr4" text:anchor-type="as-char" svg:width="0.5228in" svg:height="0.1866in" draw:z-index="0"><draw:object xlink:href="./Object 42" xlink:type="simple" xlink:show="embed" xlink:actuate="onLoad"/><draw:image xlink:href="./ObjectReplacements/Object 42" xlink:type="simple" xlink:show="embed" xlink:actuate="onLoad"/></draw:frame><text:s text:c="4"/>c) <draw:frame draw:style-name="fr4" text:anchor-type="as-char" svg:width="0.6102in" svg:height="0.1866in" draw:z-index="0"><draw:object xlink:href="./Object 44" xlink:type="simple" xlink:show="embed" xlink:actuate="onLoad"/><draw:image xlink:href="./ObjectReplacements/Object 44" xlink:type="simple" xlink:show="embed" xlink:actuate="onLoad"/></draw:frame><text:s text:c="3"/>d) <draw:frame draw:style-name="fr4" text:anchor-type="as-char" svg:width="0.3736in" svg:height="0.1866in" draw:z-index="0"><draw:object xlink:href="./Object 46" xlink:type="simple" xlink:show="embed" xlink:actuate="onLoad"/><draw:image xlink:href="./ObjectReplacements/Object 46" xlink:type="simple" xlink:show="embed" xlink:actuate="onLoad"/></draw:frame><text:s/>e) <draw:frame draw:style-name="fr4" text:anchor-type="as-char" svg:width="0.7783in" svg:height="0.1866in" draw:z-index="0"><draw:object xlink:href="./Object 48" xlink:type="simple" xlink:show="embed" xlink:actuate="onLoad"/><draw:image xlink:href="./ObjectReplacements/Object 48" xlink:type="simple" xlink:show="embed" xlink:actuate="onLoad"/></draw:frame></text:p>
      <text:list xml:id="list54906092366962" text:continue-numbering="true" text:style-name="WWNum3">
        <text:list-item>
          <text:p text:style-name="P25"><text:bookmark text:name="_bptuwnym5fsv"/>Ejercicio 06</text:p>
        </text:list-item>
      </text:list>
      <text:p text:style-name="Standard">Convierte a binario los siguientes valores:</text:p>
      <text:list xml:id="list1738236724" text:style-name="WWNum7">
        <text:list-item>
          <text:p text:style-name="P9"><draw:frame draw:style-name="fr4" text:anchor-type="as-char" svg:width="0.3665in" svg:height="0.1866in" draw:z-index="0"><draw:object xlink:href="./Object 50" xlink:type="simple" xlink:show="embed" xlink:actuate="onLoad"/><draw:image xlink:href="./ObjectReplacements/Object 50" xlink:type="simple" xlink:show="embed" xlink:actuate="onLoad"/></draw:frame><text:s text:c="4"/>b) <draw:frame draw:style-name="fr4" text:anchor-type="as-char" svg:width="0.4638in" svg:height="0.1866in" draw:z-index="0"><draw:object xlink:href="./Object 52" xlink:type="simple" xlink:show="embed" xlink:actuate="onLoad"/><draw:image xlink:href="./ObjectReplacements/Object 52" xlink:type="simple" xlink:show="embed" xlink:actuate="onLoad"/></draw:frame><text:s text:c="4"/>c) <draw:frame draw:style-name="fr4" text:anchor-type="as-char" svg:width="0.3736in" svg:height="0.1866in" draw:z-index="0"><draw:object xlink:href="./Object 54" xlink:type="simple" xlink:show="embed" xlink:actuate="onLoad"/><draw:image xlink:href="./ObjectReplacements/Object 54" xlink:type="simple" xlink:show="embed" xlink:actuate="onLoad"/></draw:frame><text:s text:c="3"/>d) <draw:frame draw:style-name="fr4" text:anchor-type="as-char" svg:width="0.4591in" svg:height="0.1866in" draw:z-index="0"><draw:object xlink:href="./Object 56" xlink:type="simple" xlink:show="embed" xlink:actuate="onLoad"/><draw:image xlink:href="./ObjectReplacements/Object 56" xlink:type="simple" xlink:show="embed" xlink:actuate="onLoad"/></draw:frame><text:s text:c="2"/>e) <draw:frame draw:style-name="fr4" text:anchor-type="as-char" svg:width="0.3602in" svg:height="0.1866in" draw:z-index="0"><draw:object xlink:href="./Object 58" xlink:type="simple" xlink:show="embed" xlink:actuate="onLoad"/><draw:image xlink:href="./ObjectReplacements/Object 58" xlink:type="simple" xlink:show="embed" xlink:actuate="onLoad"/></draw:frame></text:p>
        </text:list-item>
      </text:list>
      <text:list xml:id="list54904791295868" text:continue-list="list54906092366962" text:style-name="WWNum3">
        <text:list-item>
          <text:p text:style-name="P25"><text:bookmark text:name="_l7y3k8u8ucld"/>Ejercicio 07</text:p>
        </text:list-item>
      </text:list>
      <text:p text:style-name="Standard">Convierte a decimallos siguientes valores:</text:p>
      <text:list xml:id="list774383530" text:style-name="WWNum6">
        <text:list-item>
          <text:p text:style-name="P10"><draw:frame draw:style-name="fr4" text:anchor-type="as-char" svg:width="0.5689in" svg:height="0.1866in" draw:z-index="0"><draw:object xlink:href="./Object 60" xlink:type="simple" xlink:show="embed" xlink:actuate="onLoad"/><draw:image xlink:href="./ObjectReplacements/Object 60" xlink:type="simple" xlink:show="embed" xlink:actuate="onLoad"/></draw:frame><text:s text:c="4"/>b) <draw:frame draw:style-name="fr4" text:anchor-type="as-char" svg:width="0.4591in" svg:height="0.1866in" draw:z-index="0"><draw:object xlink:href="./Object 62" xlink:type="simple" xlink:show="embed" xlink:actuate="onLoad"/><draw:image xlink:href="./ObjectReplacements/Object 62" xlink:type="simple" xlink:show="embed" xlink:actuate="onLoad"/></draw:frame><text:s text:c="4"/>c) <draw:frame draw:style-name="fr4" text:anchor-type="as-char" svg:width="0.4591in" svg:height="0.1866in" draw:z-index="0"><draw:object xlink:href="./Object 64" xlink:type="simple" xlink:show="embed" xlink:actuate="onLoad"/><draw:image xlink:href="./ObjectReplacements/Object 64" xlink:type="simple" xlink:show="embed" xlink:actuate="onLoad"/></draw:frame><text:s text:c="4"/>d) <draw:frame draw:style-name="fr4" text:anchor-type="as-char" svg:width="0.5701in" svg:height="0.1866in" draw:z-index="0"><draw:object xlink:href="./Object 66" xlink:type="simple" xlink:show="embed" xlink:actuate="onLoad"/><draw:image xlink:href="./ObjectReplacements/Object 66" xlink:type="simple" xlink:show="embed" xlink:actuate="onLoad"/></draw:frame></text:p>
        </text:list-item>
      </text:list>
      <text:list xml:id="list54906588543010" text:continue-list="list54904791295868" text:style-name="WWNum3">
        <text:list-item>
          <text:p text:style-name="P25"><text:bookmark text:name="_2zsdjvd1y4i1"/>Ejercicio 08</text:p>
        </text:list-item>
      </text:list>
      <text:p text:style-name="Standard">Convierte a hexadecimal los siguientes valores:</text:p>
      <text:list xml:id="list2831269481" text:style-name="WWNum8">
        <text:list-item>
          <text:p text:style-name="P11"><draw:frame draw:style-name="fr4" text:anchor-type="as-char" svg:width="0.289in" svg:height="0.1866in" draw:z-index="0"><draw:object xlink:href="./Object 68" xlink:type="simple" xlink:show="embed" xlink:actuate="onLoad"/><draw:image xlink:href="./ObjectReplacements/Object 68" xlink:type="simple" xlink:show="embed" xlink:actuate="onLoad"/></draw:frame><text:s text:c="3"/><text:tab/> b) <draw:frame draw:style-name="fr4" text:anchor-type="as-char" svg:width="0.3756in" svg:height="0.1866in" draw:z-index="0"><draw:object xlink:href="./Object 70" xlink:type="simple" xlink:show="embed" xlink:actuate="onLoad"/><draw:image xlink:href="./ObjectReplacements/Object 70" xlink:type="simple" xlink:show="embed" xlink:actuate="onLoad"/></draw:frame><text:s text:c="4"/>c) <draw:frame draw:style-name="fr4" text:anchor-type="as-char" svg:width="0.372in" svg:height="0.1866in" draw:z-index="0"><draw:object xlink:href="./Object 72" xlink:type="simple" xlink:show="embed" xlink:actuate="onLoad"/><draw:image xlink:href="./ObjectReplacements/Object 72" xlink:type="simple" xlink:show="embed" xlink:actuate="onLoad"/></draw:frame><text:s text:c="4"/>d)<draw:frame draw:style-name="fr4" text:anchor-type="as-char" svg:width="0.3807in" svg:height="0.1866in" draw:z-index="0"><draw:object xlink:href="./Object 74" xlink:type="simple" xlink:show="embed" xlink:actuate="onLoad"/><draw:image xlink:href="./ObjectReplacements/Object 74" xlink:type="simple" xlink:show="embed" xlink:actuate="onLoad"/></draw:frame></text:p>
        </text:list-item>
      </text:list>
      <text:list xml:id="list54906297873245" text:continue-list="list54906588543010" text:style-name="WWNum3">
        <text:list-item>
          <text:p text:style-name="P25"><text:bookmark text:name="_4obtdwnqf75u"/>Ejercicio 09</text:p>
        </text:list-item>
      </text:list>
      <text:p text:style-name="Standard">Convierte a octal los siguientes valores:</text:p>
      <text:p text:style-name="Standard"><text:s text:c="4"/>a)<draw:frame draw:style-name="fr4" text:anchor-type="as-char" svg:width="0.289in" svg:height="0.1866in" draw:z-index="0"><draw:object xlink:href="./Object 76" xlink:type="simple" xlink:show="embed" xlink:actuate="onLoad"/><draw:image xlink:href="./ObjectReplacements/Object 76" xlink:type="simple" xlink:show="embed" xlink:actuate="onLoad"/></draw:frame> <text:s text:c="3"/>b) <draw:frame draw:style-name="fr4" text:anchor-type="as-char" svg:width="0.3756in" svg:height="0.1866in" draw:z-index="0"><draw:object xlink:href="./Object 78" xlink:type="simple" xlink:show="embed" xlink:actuate="onLoad"/><draw:image xlink:href="./ObjectReplacements/Object 78" xlink:type="simple" xlink:show="embed" xlink:actuate="onLoad"/></draw:frame><text:s text:c="4"/>c) <draw:frame draw:style-name="fr4" text:anchor-type="as-char" svg:width="0.372in" svg:height="0.1866in" draw:z-index="0"><draw:object xlink:href="./Object 80" xlink:type="simple" xlink:show="embed" xlink:actuate="onLoad"/><draw:image xlink:href="./ObjectReplacements/Object 80" xlink:type="simple" xlink:show="embed" xlink:actuate="onLoad"/></draw:frame><text:s text:c="4"/>d)<draw:frame draw:style-name="fr4" text:anchor-type="as-char" svg:width="0.3807in" svg:height="0.1866in" draw:z-index="0"><draw:object xlink:href="./Object 82" xlink:type="simple" xlink:show="embed" xlink:actuate="onLoad"/><draw:image xlink:href="./ObjectReplacements/Object 82" xlink:type="simple" xlink:show="embed" xlink:actuate="onLoad"/></draw:frame></text:p>
      <text:list xml:id="list54906019288756" text:continue-numbering="true" text:style-name="WWNum3">
        <text:list-item>
          <text:p text:style-name="P25"><text:bookmark text:name="_u1nnpjlo24ab"/>Ejercicio 10</text:p>
        </text:list-item>
      </text:list>
      <text:p text:style-name="Standard">Suma los números 45 + 31 en código binario. Comprueba el resultado realizando la conversión a decimal.</text:p>
      <text:list xml:id="list54905005005381" text:continue-numbering="true" text:style-name="WWNum3">
        <text:list-item>
          <text:p text:style-name="P25"><text:bookmark text:name="_6ssb7uvma63s"/>Ejercicio 11</text:p>
        </text:list-item>
      </text:list>
      <text:p text:style-name="Standard">Resta los números <text:span text:style-name="T10">80 – 46</text:span> en código binario. Comprueba el resultado realizando la conversión a decimal.</text:p>
      <text:list xml:id="list54905145397965" text:continue-numbering="true" text:style-name="WWNum3">
        <text:list-item>
          <text:p text:style-name="P25"><text:bookmark text:name="_susu9cpbvsgi"/>Ejercicio 12</text:p>
        </text:list-item>
      </text:list>
      <text:p text:style-name="Standard">Resta los números <text:span text:style-name="T10">109 – 23</text:span> en código binario. Comprueba el resultado realizando la conversión a decimal.</text:p>
      <text:list xml:id="list54905393793877" text:continue-numbering="true" text:style-name="WWNum3">
        <text:list-item>
          <text:p text:style-name="P25"><text:bookmark text:name="_gzo6vivjwn8l"/>Ejercicio 13</text:p>
        </text:list-item>
      </text:list>
      <text:p text:style-name="Standard">Multiplica los números <text:span text:style-name="T10">30 × 6</text:span> en código binario. Comprueba el resultado realizando la conversión a decimal.</text:p>
      <text:list xml:id="list54906038370207" text:continue-numbering="true" text:style-name="WWNum3">
        <text:list-item>
          <text:p text:style-name="P25"><text:bookmark text:name="_ilsfotldcieo"/>Ejercicio 14</text:p>
        </text:list-item>
      </text:list>
      <text:p text:style-name="Standard">¿Cuál es la representación negativa del número 58 en código boniato? Expresa el resultado en <text:s/>signo y magnitud, complemento a 1, complemento a 2 y Exceso K con K = <draw:frame draw:style-name="fr4" text:anchor-type="as-char" svg:width="0.2693in" svg:height="0.2075in" draw:z-index="0"><draw:object xlink:href="./Object 84" xlink:type="simple" xlink:show="embed" xlink:actuate="onLoad"/><draw:image xlink:href="./ObjectReplacements/Object 84" xlink:type="simple" xlink:show="embed" xlink:actuate="onLoad"/></draw:frame>, todo para un valor de una palabra de 8 bits.</text:p>
      <text:list xml:id="list54905140987251" text:continue-numbering="true" text:style-name="WWNum3">
        <text:list-item>
          <text:p text:style-name="P25"><text:bookmark text:name="_5yi9jpqbxjdv"/>Ejercicio 15</text:p>
        </text:list-item>
      </text:list>
      <text:p text:style-name="Standard">¿Cuál es el valor decimal de 10101010 si se representa usando Exceso K con K = <draw:frame draw:style-name="fr4" text:anchor-type="as-char" svg:width="0.2693in" svg:height="0.2075in" draw:z-index="0"><draw:object xlink:href="./Object 86" xlink:type="simple" xlink:show="embed" xlink:actuate="onLoad"/><draw:image xlink:href="./ObjectReplacements/Object 86" xlink:type="simple" xlink:show="embed" xlink:actuate="onLoad"/></draw:frame>?</text:p>
      <text:list xml:id="list54904756530379" text:continue-numbering="true" text:style-name="WWNum3">
        <text:list-item>
          <text:p text:style-name="P25"><text:bookmark text:name="_eq9gekhtlilt"/><text:soft-page-break/>Ejercicio 16</text:p>
        </text:list-item>
      </text:list>
      <text:p text:style-name="Standard">Realiza las siguientes operaciones lógicas:</text:p>
      <text:p text:style-name="Standard">a) NOT (10001001 OR 10111001) <text:s text:c="2"/><text:tab/> b) 11011011 XOR 10111001 <text:s text:c="4"/></text:p>
      <text:p text:style-name="Standard">c) 00000111 AND 11111111 <text:s text:c="2"/><text:tab/> d) 00000111 XOR 11111111 <text:s text:c="4"/></text:p>
      <text:list xml:id="list54905044087209" text:continue-numbering="true" text:style-name="WWNum3">
        <text:list-item>
          <text:p text:style-name="P25"><text:bookmark text:name="_7wfc6s6s3czi"/>Ejercicio 17</text:p>
        </text:list-item>
      </text:list>
      <text:p text:style-name="Standard">¿Cuántos bits necesitamos para representar el número 62?</text:p>
      <text:list xml:id="list54906427853756" text:continue-numbering="true" text:style-name="WWNum3">
        <text:list-item>
          <text:p text:style-name="P25"><text:bookmark text:name="_gbrjvtdwsgea"/>Ejercicio 18</text:p>
        </text:list-item>
      </text:list>
      <text:p text:style-name="Standard">Con 12 bits ¿Cuántos números podemos representar en binario?</text:p>
      <text:list xml:id="list54906191985731" text:continue-numbering="true" text:style-name="WWNum3">
        <text:list-item>
          <text:p text:style-name="P25"><text:bookmark text:name="_x1xpy9qsiqli"/>Ejercicio 19</text:p>
        </text:list-item>
      </text:list>
      <text:p text:style-name="Standard">¿Qué es UNICODE? ¿Cuántos bits utilizará para codificar la información?</text:p>
      <text:list xml:id="list54905014120680" text:continue-numbering="true" text:style-name="WWNum3">
        <text:list-item>
          <text:p text:style-name="P25"><text:bookmark text:name="_8w8rxkcoc6rk"/>Ejercicio 20</text:p>
        </text:list-item>
      </text:list>
      <text:p text:style-name="Standard">Codifica en decimal y hexadecimal la palabra “Información” usando código ASCII. <text:span text:style-name="T11">Note que la letra <text:s/>ó está acentuada.</text:span></text:p>
      <text:list xml:id="list54905131601699" text:continue-numbering="true" text:style-name="WWNum3">
        <text:list-item>
          <text:p text:style-name="P25"><text:bookmark text:name="_qlnugwdb8bp2"/>Ejercicio 21</text:p>
        </text:list-item>
      </text:list>
      <text:p text:style-name="Standard">¿Cuál es el valor decimal de <text:s/>C19E0000? El número está representado usando <text:s/>formato 32 bits IEEE754.</text:p>
      <text:list xml:id="list54906342174538" text:continue-numbering="true" text:style-name="WWNum3">
        <text:list-item>
          <text:p text:style-name="P25"><text:bookmark text:name="_m8as2aums6i0"/>Ejercicio 22</text:p>
        </text:list-item>
      </text:list>
      <text:p text:style-name="Standard">Realiza las siguientes conversiones</text:p>
      <text:p text:style-name="Standard">a) 34 TB → MB <text:s text:c="3"/>b) 1200 GB → EB <text:s text:c="3"/>c) <text:s/>100 Mb → kB <text:s text:c="3"/>d) <text:s text:c="2"/>6Mb/s → GB/week</text:p>
      <text:list xml:id="list54904940290744" text:continue-numbering="true" text:style-name="WWNum3">
        <text:list-item>
          <text:p text:style-name="P25"><text:bookmark text:name="_zexvtdrlxr10"/>Ejercicio 23</text:p>
        </text:list-item>
      </text:list>
      <text:p text:style-name="Standard">Divide los números <text:span text:style-name="T10">105 ÷ 5</text:span> en binario. Comprueba el resultado realizando la conversión a decimal.</text:p>
      <text:list xml:id="list54906499292988" text:continue-numbering="true" text:style-name="WWNum3">
        <text:list-item>
          <text:p text:style-name="P25"><text:bookmark text:name="_lekwk0g48g3k"/>Ejercicio 24</text:p>
        </text:list-item>
      </text:list>
      <text:p text:style-name="Standard">¿Cuánto tiempo tardará (como máximo) en descargarse una película de <text:span text:style-name="T10">3,5 GB</text:span> si tu proveedor de Internet te indica que ofrece una velocidad de <text:span text:style-name="T10">100 Mb/s</text:span>? ¿Y si además te dijeran que la tasa de error es del <text:span text:style-name="T10">5%</text:span>?</text:p>
      <text:list xml:id="list54905966502141" text:continue-numbering="true" text:style-name="WWNum3">
        <text:list-item>
          <text:p text:style-name="P25"><text:bookmark text:name="_bbcv0vk09mj1"/>Ejercicio 25</text:p>
        </text:list-item>
      </text:list>
      <text:p text:style-name="Standard">En los sistemas informáticos, para representar un color se utiliza una codificación <text:span text:style-name="T10">RGB</text:span>, de manera que cualquier color queda definido por la cantidad de <text:span text:style-name="T10">Rojo, Verde y Azul</text:span> que contiene.</text:p>
      <text:p text:style-name="Standard">El rango de valores que puede tomar cada componente depende de lo que se llama <text:span text:style-name="T12">profundidad de color</text:span>, pero un valor común es <text:span text:style-name="T10">255</text:span> (o <text:span text:style-name="T10">11111111</text:span> en binario, o <text:span text:style-name="T10">FF</text:span> en hexadecimal).</text:p>
      <text:p text:style-name="Standard">De esta forma, el color rojo se representaría como 255,0,0 o <draw:frame draw:style-name="fr4" text:anchor-type="as-char" svg:width="2.4075in" svg:height="0.1866in" draw:z-index="0"><draw:object xlink:href="./Object 88" xlink:type="simple" xlink:show="embed" xlink:actuate="onLoad"/><draw:image xlink:href="./ObjectReplacements/Object 88" xlink:type="simple" xlink:show="embed" xlink:actuate="onLoad"/></draw:frame><text:s/>o <draw:frame draw:style-name="fr4" text:anchor-type="as-char" svg:width="0.6972in" svg:height="0.1866in" draw:z-index="0"><draw:object xlink:href="./Object 90" xlink:type="simple" xlink:show="embed" xlink:actuate="onLoad"/><draw:image xlink:href="./ObjectReplacements/Object 90" xlink:type="simple" xlink:show="embed" xlink:actuate="onLoad"/></draw:frame><text:s/>y el color naranja sería 255,128,0 o <draw:frame draw:style-name="fr4" text:anchor-type="as-char" svg:width="3.8138in" svg:height="0.1866in" draw:z-index="0"><draw:object xlink:href="./Object 92" xlink:type="simple" xlink:show="embed" xlink:actuate="onLoad"/><draw:image xlink:href="./ObjectReplacements/Object 92" xlink:type="simple" xlink:show="embed" xlink:actuate="onLoad"/></draw:frame><text:s/>o <draw:frame draw:style-name="fr4" text:anchor-type="as-char" svg:width="0.6972in" svg:height="0.1866in" draw:z-index="0"><draw:object xlink:href="./Object 94" xlink:type="simple" xlink:show="embed" xlink:actuate="onLoad"/><draw:image xlink:href="./ObjectReplacements/Object 94" xlink:type="simple" xlink:show="embed" xlink:actuate="onLoad"/></draw:frame>.</text:p>
      <text:p text:style-name="Standard">Con esta información debes <text:span text:style-name="T10">dibujar (con colores, obviamente) la imagen que representa el código binario que se indica a continuación</text:span>.</text:p>
      <text:p text:style-name="Standard">Para ello, utiliza el <text:span text:style-name="T10">código HTML</text:span> que se proporciona.</text:p>
      <text:p text:style-name="Standard">Lo único que tienes que hacer es cambiar el color en cada etiqueta &lt;td&gt; por el código que corresponda. Por defecto, el color es <text:span text:style-name="T10">verde (#00FF00)</text:span>. La imagen es de <text:span text:style-name="T10">6 × 6 píxeles (o celdas)</text:span>:</text:p>
      <text:p text:style-name="Standard"/>
      <text:p text:style-name="Standard"/>
      <text:p text:style-name="Standard"/>
      <text:p text:style-name="Standard"/>
      <text:p text:style-name="Standard">000000001111111100000000 <text:s/>000000001111111100000000 <text:s/>000000001111101000101000 <text:s/></text:p>
      <text:p text:style-name="Standard">000000001111101000101000 <text:s/>000000001111111100000000 <text:s/>000000001111111100000000</text:p>
      <text:p text:style-name="Standard">000000001111111100000000 <text:s/>000000001111101000101000 <text:s/>101010101010101011111111</text:p>
      <text:p text:style-name="Standard">101010101010101011111111 <text:s/>000000001111101000101000 <text:s/>000000001111111100000000 <text:s/></text:p>
      <text:p text:style-name="Standard">000000001111111100000000 <text:s/>000000001111101000101000 <text:s/>101010101010101011111111</text:p>
      <text:p text:style-name="Standard">101010101010101011111111 <text:s/>000000001111101000101000 <text:s/>000000001111111100000000 <text:s/></text:p>
      <text:p text:style-name="Standard">000000001111111100000000 <text:s/>000000001111101000101000 <text:s/>000000001111101000101000 <text:s/></text:p>
      <text:p text:style-name="Standard">000000001111101000101000 <text:s/>000000001111101000101000 <text:s/>000000001111111100000000</text:p>
      <text:p text:style-name="Standard">000000001111111100000000 <text:s/>111011101110111010101010 <text:s/>111011101110111010101010</text:p>
      <text:p text:style-name="Standard">111011101110111010101010 <text:s/>111011101110111010101010 <text:s/>000000001111111100000000</text:p>
      <text:p text:style-name="Standard">111011101101110101100110 <text:s/>000000001111111100000000 <text:s/>111011101101110101100110 <text:s/></text:p>
      <text:p text:style-name="Standard">111011101101110101100110 <text:s/>000000001111111100000000 <text:s/>111011101101110101100110 <text:s/></text:p>
      <text:list xml:id="list54905040918051" text:continue-numbering="true" text:style-name="WWNum3">
        <text:list-item>
          <text:p text:style-name="P25"><text:bookmark text:name="_8pyd2lotvo3r"/>Ejercicio 26</text:p>
        </text:list-item>
      </text:list>
      <text:p text:style-name="P18">Para ahorrar memoria, muchos programadores utilizan una <text:span text:style-name="T12">palabra</text:span> (como vimos en la Unidad 1, la unidad mínima de almacenamiento en memoria que tiene un sistema informático) para indicar con cada bit un estado.</text:p>
      <text:p text:style-name="P18">Por ejemplo, si la palabra es de <text:span text:style-name="T10">4 bits</text:span>, podrías usar:</text:p>
      <text:list xml:id="list1632874666" text:style-name="WWNum2">
        <text:list-item>
          <text:p text:style-name="P12">El primer bit para saber si el jugador está vivo.</text:p>
        </text:list-item>
        <text:list-item>
          <text:p text:style-name="P14">El segundo bit para saber si juega con teclado o con joystick.</text:p>
        </text:list-item>
        <text:list-item>
          <text:p text:style-name="P14">El tercer bit para saber si tiene vida extra.</text:p>
        </text:list-item>
        <text:list-item>
          <text:p text:style-name="P16">El cuarto bit para saber si es una partida en red.</text:p>
        </text:list-item>
      </text:list>
      <text:p text:style-name="P18">De esta forma, en lugar de usar <text:span text:style-name="T10">16 bits</text:span> (4 datos a almacenar, cada uno de 4 bits), solo se utilizan <text:span text:style-name="T10">4 bits</text:span>.</text:p>
      <text:p text:style-name="P18">El problema surge cuando necesitas activar o desactivar uno de estos bits y, por supuesto, obtener el valor almacenado. Con lo que ya sabes de operaciones binarias, ¿puedes pensar en una manera sencilla de hacerlo?</text:p>
      <text:p text:style-name="P18">Por ejemplo, con la palabra <text:span text:style-name="T10">0101</text:span>:</text:p>
      <text:list xml:id="list2082699485" text:style-name="WWNum9">
        <text:list-item>
          <text:p text:style-name="P13"><text:soft-page-break/>¿Cómo puedo <text:span text:style-name="T10">activar</text:span> el bit 1 para obtener la palabra <text:span text:style-name="T10">0111</text:span>?</text:p>
        </text:list-item>
        <text:list-item>
          <text:p text:style-name="P15">¿Y cómo puedo <text:span text:style-name="T10">desactivar</text:span> el bit 0 para obtener la palabra <text:span text:style-name="T10">0110</text:span>?</text:p>
        </text:list-item>
        <text:list-item>
          <text:p text:style-name="P17">¿Y cómo puedo obtener el estado del bit 3 (cero)?</text:p>
        </text:list-item>
      </text:list>
      <text:p text:style-name="P19">👉 Comparte la solución de los <text:span text:style-name="T10">últimos tres ejercicios</text:span> y tus dudas en el foro. <text:s/>Si un compañero o compañera tiene dificultades, ¡intenta ayudarle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19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28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37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46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55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<text:tab/><text:tab/>Unidad 02. Representación de la información</text:span></text:p>
      </style:header>
      <style:footer>
        <text:p text:style-name="MP4"><text:span text:style-name="MT1">CFGS DAM/DAW<text:tab/><text:tab/>Unidad 02 - Pá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47" meta:page-count="3" meta:paragraph-count="100" meta:word-count="892" meta:character-count="5874" meta:non-whitespace-character-count="4899"/>
    <meta:generator>LibreOfficeDev/6.0.5.2$Linux_X86_64 LibreOffice_project/</meta:generator>
  </office:meta>
</office:document-meta>
</file>

<file path=Object 10/content.xml><?xml version="1.0" encoding="utf-8"?>
<math xmlns="http://www.w3.org/1998/Math/MathML" display="block">
  <semantics>
    <mrow>
      <mn>101</mn>
      <msub>
        <mn>1</mn>
        <mrow>
          <mrow/>
          <mrow/>
        </mrow>
      </msub>
    </mrow>
    <annotation encoding="StarMath 5.0">101 {1} rsub {(2}</annotation>
  </semantics>
</math>
</file>

<file path=Object 12/content.xml><?xml version="1.0" encoding="utf-8"?>
<math xmlns="http://www.w3.org/1998/Math/MathML" display="block">
  <semantics>
    <msub>
      <mn>8</mn>
      <mrow>
        <mrow/>
        <mrow/>
      </mrow>
    </msub>
    <annotation encoding="StarMath 5.0">{8} rsub {(10}</annotation>
  </semantics>
</math>
</file>

<file path=Object 14/content.xml><?xml version="1.0" encoding="utf-8"?>
<math xmlns="http://www.w3.org/1998/Math/MathML" display="block">
  <semantics>
    <mrow>
      <mn>51</mn>
      <msub>
        <mn>2</mn>
        <mrow>
          <mrow/>
          <mrow/>
        </mrow>
      </msub>
    </mrow>
    <annotation encoding="StarMath 5.0"> 51 {2} rsub {(10}</annotation>
  </semantics>
</math>
</file>

<file path=Object 16/content.xml><?xml version="1.0" encoding="utf-8"?>
<math xmlns="http://www.w3.org/1998/Math/MathML" display="block">
  <semantics>
    <mrow>
      <mn>20,62</mn>
      <msub>
        <mn>5</mn>
        <mrow>
          <mrow/>
          <mrow/>
        </mrow>
      </msub>
    </mrow>
    <annotation encoding="StarMath 5.0">20,62 {5} rsub {(10}</annotation>
  </semantics>
</math>
</file>

<file path=Object 18/content.xml><?xml version="1.0" encoding="utf-8"?>
<math xmlns="http://www.w3.org/1998/Math/MathML" display="block">
  <semantics>
    <mrow>
      <mn>25</mn>
      <msub>
        <mn>5</mn>
        <mrow>
          <mrow/>
          <mrow/>
        </mrow>
      </msub>
    </mrow>
    <annotation encoding="StarMath 5.0">25 {5} rsub {(10}</annotation>
  </semantics>
</math>
</file>

<file path=Object 2/content.xml><?xml version="1.0" encoding="utf-8"?>
<math xmlns="http://www.w3.org/1998/Math/MathML" display="block">
  <semantics>
    <mrow>
      <mn>100</mn>
      <msub>
        <mn>1</mn>
        <mrow>
          <mrow/>
          <mrow/>
        </mrow>
      </msub>
    </mrow>
    <annotation encoding="StarMath 5.0">100 {1} rsub {(2}</annotation>
  </semantics>
</math>
</file>

<file path=Object 20/content.xml><?xml version="1.0" encoding="utf-8"?>
<math xmlns="http://www.w3.org/1998/Math/MathML" display="block">
  <semantics>
    <mrow>
      <mn>3560,7</mn>
      <msub>
        <mn>5</mn>
        <mrow>
          <mrow/>
          <mrow/>
        </mrow>
      </msub>
    </mrow>
    <annotation encoding="StarMath 5.0">3560,7 {5} rsub {(10}</annotation>
  </semantics>
</math>
</file>

<file path=Object 22/content.xml><?xml version="1.0" encoding="utf-8"?>
<math xmlns="http://www.w3.org/1998/Math/MathML" display="block">
  <semantics>
    <mrow>
      <mn>10010010</mn>
      <msub>
        <mn>1</mn>
        <mrow>
          <mrow/>
          <mrow/>
        </mrow>
      </msub>
    </mrow>
    <annotation encoding="StarMath 5.0">10010010 {1} rsub {(2}</annotation>
  </semantics>
</math>
</file>

<file path=Object 24/content.xml><?xml version="1.0" encoding="utf-8"?>
<math xmlns="http://www.w3.org/1998/Math/MathML" display="block">
  <semantics>
    <mrow>
      <mn>100000000</mn>
      <msub>
        <mn>0</mn>
        <mrow>
          <mrow/>
          <mrow/>
        </mrow>
      </msub>
    </mrow>
    <annotation encoding="StarMath 5.0">100000000 {0} rsub {(2}</annotation>
  </semantics>
</math>
</file>

<file path=Object 26/content.xml><?xml version="1.0" encoding="utf-8"?>
<math xmlns="http://www.w3.org/1998/Math/MathML" display="block">
  <semantics>
    <mrow>
      <mn>100100</mn>
      <msub>
        <mn>1</mn>
        <mrow>
          <mrow/>
          <mrow/>
        </mrow>
      </msub>
    </mrow>
    <annotation encoding="StarMath 5.0">100100 {1} rsub {(2}</annotation>
  </semantics>
</math>
</file>

<file path=Object 28/content.xml><?xml version="1.0" encoding="utf-8"?>
<math xmlns="http://www.w3.org/1998/Math/MathML" display="block">
  <semantics>
    <mrow>
      <mn>1111</mn>
      <msub>
        <mn>1</mn>
        <mrow>
          <mrow/>
          <mrow/>
        </mrow>
      </msub>
    </mrow>
    <annotation encoding="StarMath 5.0">1111 {1} rsub {(2}</annotation>
  </semantics>
</math>
</file>

<file path=Object 30/content.xml><?xml version="1.0" encoding="utf-8"?>
<math xmlns="http://www.w3.org/1998/Math/MathML" display="block">
  <semantics>
    <mrow>
      <mn>5</mn>
      <mi>A</mi>
      <mn>4</mn>
      <msub>
        <mn>3</mn>
        <mrow>
          <mrow/>
          <mrow/>
        </mrow>
      </msub>
    </mrow>
    <annotation encoding="StarMath 5.0">5A4 {3} rsub {(16}</annotation>
  </semantics>
</math>
</file>

<file path=Object 32/content.xml><?xml version="1.0" encoding="utf-8"?>
<math xmlns="http://www.w3.org/1998/Math/MathML" display="block">
  <semantics>
    <mrow>
      <mi mathvariant="italic">BE</mi>
      <msub>
        <mi>A</mi>
        <mrow>
          <mrow/>
          <mrow/>
        </mrow>
      </msub>
    </mrow>
    <annotation encoding="StarMath 5.0">BE {A} rsub {(16}</annotation>
  </semantics>
</math>
</file>

<file path=Object 34/content.xml><?xml version="1.0" encoding="utf-8"?>
<math xmlns="http://www.w3.org/1998/Math/MathML" display="block">
  <semantics>
    <mrow>
      <mn>23</mn>
      <msub>
        <mi>A</mi>
        <mrow>
          <mrow/>
          <mrow/>
        </mrow>
      </msub>
    </mrow>
    <annotation encoding="StarMath 5.0">23 {A} rsub {(16}</annotation>
  </semantics>
</math>
</file>

<file path=Object 36/content.xml><?xml version="1.0" encoding="utf-8"?>
<math xmlns="http://www.w3.org/1998/Math/MathML" display="block">
  <semantics>
    <mrow>
      <mn>10</mn>
      <msub>
        <mn>0</mn>
        <mrow>
          <mrow/>
          <mrow/>
        </mrow>
      </msub>
    </mrow>
    <annotation encoding="StarMath 5.0">10 {0} rsub {(16}</annotation>
  </semantics>
</math>
</file>

<file path=Object 38/content.xml><?xml version="1.0" encoding="utf-8"?>
<math xmlns="http://www.w3.org/1998/Math/MathML" display="block">
  <semantics>
    <mrow>
      <mi>F</mi>
      <mn>41</mn>
      <msub>
        <mn>0</mn>
        <mrow>
          <mrow/>
          <mrow/>
        </mrow>
      </msub>
    </mrow>
    <annotation encoding="StarMath 5.0">F41 {0} rsub {(16}</annotation>
  </semantics>
</math>
</file>

<file path=Object 4/content.xml><?xml version="1.0" encoding="utf-8"?>
<math xmlns="http://www.w3.org/1998/Math/MathML" display="block">
  <semantics>
    <mrow>
      <mn>11001</mn>
      <msub>
        <mn>0</mn>
        <mrow>
          <mrow/>
          <mrow/>
        </mrow>
      </msub>
    </mrow>
    <annotation encoding="StarMath 5.0">11001 {0} rsub {(2}</annotation>
  </semantics>
</math>
</file>

<file path=Object 40/content.xml><?xml version="1.0" encoding="utf-8"?>
<math xmlns="http://www.w3.org/1998/Math/MathML" display="block">
  <semantics>
    <mrow>
      <mn>10010</mn>
      <msub>
        <mn>1</mn>
        <mrow>
          <mrow/>
          <mrow/>
        </mrow>
      </msub>
    </mrow>
    <annotation encoding="StarMath 5.0">10010 {1} rsub {(2}</annotation>
  </semantics>
</math>
</file>

<file path=Object 42/content.xml><?xml version="1.0" encoding="utf-8"?>
<math xmlns="http://www.w3.org/1998/Math/MathML" display="block">
  <semantics>
    <mrow>
      <mn>1110</mn>
      <msub>
        <mn>1</mn>
        <mrow>
          <mrow/>
          <mrow/>
        </mrow>
      </msub>
    </mrow>
    <annotation encoding="StarMath 5.0">1110 {1} rsub {(2}</annotation>
  </semantics>
</math>
</file>

<file path=Object 44/content.xml><?xml version="1.0" encoding="utf-8"?>
<math xmlns="http://www.w3.org/1998/Math/MathML" display="block">
  <semantics>
    <mrow>
      <mn>11001</mn>
      <msub>
        <mn>1</mn>
        <mrow>
          <mrow/>
          <mrow/>
        </mrow>
      </msub>
    </mrow>
    <annotation encoding="StarMath 5.0">11001 {1} rsub {(2}</annotation>
  </semantics>
</math>
</file>

<file path=Object 46/content.xml><?xml version="1.0" encoding="utf-8"?>
<math xmlns="http://www.w3.org/1998/Math/MathML" display="block">
  <semantics>
    <mrow>
      <mn>10</mn>
      <msub>
        <mn>0</mn>
        <mrow>
          <mrow/>
          <mrow/>
        </mrow>
      </msub>
    </mrow>
    <annotation encoding="StarMath 5.0">10 {0} rsub {(2}</annotation>
  </semantics>
</math>
</file>

<file path=Object 48/content.xml><?xml version="1.0" encoding="utf-8"?>
<math xmlns="http://www.w3.org/1998/Math/MathML" display="block">
  <semantics>
    <mrow>
      <mn>1101010</mn>
      <msub>
        <mn>1</mn>
        <mrow>
          <mrow/>
          <mrow/>
        </mrow>
      </msub>
    </mrow>
    <annotation encoding="StarMath 5.0">1101010 {1} rsub {(2}</annotation>
  </semantics>
</math>
</file>

<file path=Object 50/content.xml><?xml version="1.0" encoding="utf-8"?>
<math xmlns="http://www.w3.org/1998/Math/MathML" display="block">
  <semantics>
    <mrow>
      <mn>52</mn>
      <msub>
        <mn>1</mn>
        <mrow>
          <mrow/>
          <mrow/>
        </mrow>
      </msub>
    </mrow>
    <annotation encoding="StarMath 5.0">52 {1} rsub {(8}</annotation>
  </semantics>
</math>
</file>

<file path=Object 52/content.xml><?xml version="1.0" encoding="utf-8"?>
<math xmlns="http://www.w3.org/1998/Math/MathML" display="block">
  <semantics>
    <mrow>
      <mn>123</mn>
      <msub>
        <mn>4</mn>
        <mrow>
          <mrow/>
          <mrow/>
        </mrow>
      </msub>
    </mrow>
    <annotation encoding="StarMath 5.0">123 {4} rsub {(8}</annotation>
  </semantics>
</math>
</file>

<file path=Object 54/content.xml><?xml version="1.0" encoding="utf-8"?>
<math xmlns="http://www.w3.org/1998/Math/MathML" display="block">
  <semantics>
    <mrow>
      <mn>10</mn>
      <msub>
        <mn>0</mn>
        <mrow>
          <mrow/>
          <mrow/>
        </mrow>
      </msub>
    </mrow>
    <annotation encoding="StarMath 5.0">10 {0} rsub {(8}</annotation>
  </semantics>
</math>
</file>

<file path=Object 56/content.xml><?xml version="1.0" encoding="utf-8"?>
<math xmlns="http://www.w3.org/1998/Math/MathML" display="block">
  <semantics>
    <mrow>
      <mn>754</mn>
      <msub>
        <mn>3</mn>
        <mrow>
          <mrow/>
          <mrow/>
        </mrow>
      </msub>
    </mrow>
    <annotation encoding="StarMath 5.0">754 {3} rsub {(8}</annotation>
  </semantics>
</math>
</file>

<file path=Object 58/content.xml><?xml version="1.0" encoding="utf-8"?>
<math xmlns="http://www.w3.org/1998/Math/MathML" display="block">
  <semantics>
    <mrow>
      <mn>11</mn>
      <msub>
        <mn>1</mn>
        <mrow>
          <mrow/>
          <mrow/>
        </mrow>
      </msub>
    </mrow>
    <annotation encoding="StarMath 5.0">11 {1} rsub {(8}</annotation>
  </semantics>
</math>
</file>

<file path=Object 6/content.xml><?xml version="1.0" encoding="utf-8"?>
<math xmlns="http://www.w3.org/1998/Math/MathML" display="block">
  <semantics>
    <mrow>
      <mn>101</mn>
      <msub>
        <mn>0</mn>
        <mrow>
          <mrow/>
          <mrow/>
        </mrow>
      </msub>
    </mrow>
    <annotation encoding="StarMath 5.0">101 {0} rsub {(2}</annotation>
  </semantics>
</math>
</file>

<file path=Object 60/content.xml><?xml version="1.0" encoding="utf-8"?>
<math xmlns="http://www.w3.org/1998/Math/MathML" display="block">
  <semantics>
    <mrow>
      <mi>F</mi>
      <mn>2</mn>
      <mi>A</mi>
      <msub>
        <mn>3</mn>
        <mrow>
          <mrow/>
          <mrow/>
        </mrow>
      </msub>
    </mrow>
    <annotation encoding="StarMath 5.0">F2A {3} rsub {(16}</annotation>
  </semantics>
</math>
</file>

<file path=Object 62/content.xml><?xml version="1.0" encoding="utf-8"?>
<math xmlns="http://www.w3.org/1998/Math/MathML" display="block">
  <semantics>
    <mrow>
      <mn>422</mn>
      <msub>
        <mn>7</mn>
        <mrow>
          <mrow/>
          <mrow/>
        </mrow>
      </msub>
    </mrow>
    <annotation encoding="StarMath 5.0">422 {7} rsub {(16}</annotation>
  </semantics>
</math>
</file>

<file path=Object 64/content.xml><?xml version="1.0" encoding="utf-8"?>
<math xmlns="http://www.w3.org/1998/Math/MathML" display="block">
  <semantics>
    <mrow>
      <mn>422</mn>
      <msub>
        <mn>7</mn>
        <mrow>
          <mrow/>
          <mrow/>
        </mrow>
      </msub>
    </mrow>
    <annotation encoding="StarMath 5.0">422 {7} rsub {(8}</annotation>
  </semantics>
</math>
</file>

<file path=Object 66/content.xml><?xml version="1.0" encoding="utf-8"?>
<math xmlns="http://www.w3.org/1998/Math/MathML" display="block">
  <semantics>
    <mrow>
      <mi mathvariant="italic">AAF</mi>
      <msub>
        <mi>F</mi>
        <mrow>
          <mrow/>
          <mrow/>
        </mrow>
      </msub>
    </mrow>
    <annotation encoding="StarMath 5.0">AAF {F} rsub {(16}</annotation>
  </semantics>
</math>
</file>

<file path=Object 68/content.xml><?xml version="1.0" encoding="utf-8"?>
<math xmlns="http://www.w3.org/1998/Math/MathML" display="block">
  <semantics>
    <mrow>
      <mn>1</mn>
      <msub>
        <mn>6</mn>
        <mrow>
          <mrow/>
          <mrow/>
        </mrow>
      </msub>
    </mrow>
    <annotation encoding="StarMath 5.0">1 {6} rsub {(10}</annotation>
  </semantics>
</math>
</file>

<file path=Object 70/content.xml><?xml version="1.0" encoding="utf-8"?>
<math xmlns="http://www.w3.org/1998/Math/MathML" display="block">
  <semantics>
    <mrow>
      <mn>42</mn>
      <msub>
        <mn>7</mn>
        <mrow>
          <mrow/>
          <mrow/>
        </mrow>
      </msub>
    </mrow>
    <annotation encoding="StarMath 5.0">42 {7} rsub {(10}</annotation>
  </semantics>
</math>
</file>

<file path=Object 72/content.xml><?xml version="1.0" encoding="utf-8"?>
<math xmlns="http://www.w3.org/1998/Math/MathML" display="block">
  <semantics>
    <mrow>
      <mn>25</mn>
      <msub>
        <mn>5</mn>
        <mrow>
          <mrow/>
          <mrow/>
        </mrow>
      </msub>
    </mrow>
    <annotation encoding="StarMath 5.0">25 {5} rsub {(10}</annotation>
  </semantics>
</math>
</file>

<file path=Object 74/content.xml><?xml version="1.0" encoding="utf-8"?>
<math xmlns="http://www.w3.org/1998/Math/MathML" display="block">
  <semantics>
    <mrow>
      <mn>53</mn>
      <msub>
        <mn>4</mn>
        <mrow>
          <mrow/>
          <mrow/>
        </mrow>
      </msub>
    </mrow>
    <annotation encoding="StarMath 5.0"> 53 {4} rsub {(10}</annotation>
  </semantics>
</math>
</file>

<file path=Object 76/content.xml><?xml version="1.0" encoding="utf-8"?>
<math xmlns="http://www.w3.org/1998/Math/MathML" display="block">
  <semantics>
    <mrow>
      <mn>1</mn>
      <msub>
        <mn>6</mn>
        <mrow>
          <mrow/>
          <mrow/>
        </mrow>
      </msub>
    </mrow>
    <annotation encoding="StarMath 5.0">1 {6} rsub {(10}</annotation>
  </semantics>
</math>
</file>

<file path=Object 78/content.xml><?xml version="1.0" encoding="utf-8"?>
<math xmlns="http://www.w3.org/1998/Math/MathML" display="block">
  <semantics>
    <mrow>
      <mn>42</mn>
      <msub>
        <mn>7</mn>
        <mrow>
          <mrow/>
          <mrow/>
        </mrow>
      </msub>
    </mrow>
    <annotation encoding="StarMath 5.0">42 {7} rsub {(10}</annotation>
  </semantics>
</math>
</file>

<file path=Object 8/content.xml><?xml version="1.0" encoding="utf-8"?>
<math xmlns="http://www.w3.org/1998/Math/MathML" display="block">
  <semantics>
    <mrow>
      <mn>100101,10</mn>
      <msub>
        <mn>1</mn>
        <mrow>
          <mrow/>
          <mrow/>
        </mrow>
      </msub>
    </mrow>
    <annotation encoding="StarMath 5.0">100101,10 {1} rsub {(2}</annotation>
  </semantics>
</math>
</file>

<file path=Object 80/content.xml><?xml version="1.0" encoding="utf-8"?>
<math xmlns="http://www.w3.org/1998/Math/MathML" display="block">
  <semantics>
    <mrow>
      <mn>25</mn>
      <msub>
        <mn>5</mn>
        <mrow>
          <mrow/>
          <mrow/>
        </mrow>
      </msub>
    </mrow>
    <annotation encoding="StarMath 5.0">25 {5} rsub {(10}</annotation>
  </semantics>
</math>
</file>

<file path=Object 82/content.xml><?xml version="1.0" encoding="utf-8"?>
<math xmlns="http://www.w3.org/1998/Math/MathML" display="block">
  <semantics>
    <mrow>
      <mn>53</mn>
      <msub>
        <mn>4</mn>
        <mrow>
          <mrow/>
          <mrow/>
        </mrow>
      </msub>
    </mrow>
    <annotation encoding="StarMath 5.0"> 53 {4} rsub {(10}</annotation>
  </semantics>
</math>
</file>

<file path=Object 84/content.xml><?xml version="1.0" encoding="utf-8"?>
<math xmlns="http://www.w3.org/1998/Math/MathML" display="block">
  <semantics>
    <msup>
      <mn>2</mn>
      <mrow>
        <mi>n</mi>
        <mo stretchy="false">−</mo>
        <mn>1</mn>
      </mrow>
    </msup>
    <annotation encoding="StarMath 5.0">{2} ^ {n-1}</annotation>
  </semantics>
</math>
</file>

<file path=Object 86/content.xml><?xml version="1.0" encoding="utf-8"?>
<math xmlns="http://www.w3.org/1998/Math/MathML" display="block">
  <semantics>
    <msup>
      <mn>2</mn>
      <mrow>
        <mi>n</mi>
        <mo stretchy="false">−</mo>
        <mn>1</mn>
      </mrow>
    </msup>
    <annotation encoding="StarMath 5.0">{2} ^ {n-1}</annotation>
  </semantics>
</math>
</file>

<file path=Object 88/content.xml><?xml version="1.0" encoding="utf-8"?>
<math xmlns="http://www.w3.org/1998/Math/MathML" display="block">
  <semantics>
    <mrow>
      <mn>111111110000000000000000000</mn>
      <msub>
        <mn>0</mn>
        <mrow>
          <mrow/>
          <mrow/>
        </mrow>
      </msub>
    </mrow>
    <annotation encoding="StarMath 5.0">111111110000000000000000000 {0} rsub {(2}</annotation>
  </semantics>
</math>
</file>

<file path=Object 90/content.xml><?xml version="1.0" encoding="utf-8"?>
<math xmlns="http://www.w3.org/1998/Math/MathML" display="block">
  <semantics>
    <mrow>
      <mi mathvariant="italic">FF</mi>
      <mn>000</mn>
      <msub>
        <mn>0</mn>
        <mrow>
          <mrow/>
          <mrow/>
        </mrow>
      </msub>
    </mrow>
    <annotation encoding="StarMath 5.0">FF000 {0} rsub {(16}</annotation>
  </semantics>
</math>
</file>

<file path=Object 92/content.xml><?xml version="1.0" encoding="utf-8"?>
<math xmlns="http://www.w3.org/1998/Math/MathML" display="block">
  <semantics>
    <mrow>
      <mn>11111111100000000000000000000000000000000000</mn>
      <msub>
        <mn>0</mn>
        <mrow>
          <mrow/>
          <mrow/>
        </mrow>
      </msub>
    </mrow>
    <annotation encoding="StarMath 5.0">11111111100000000000000000000000000000000000 {0} rsub {(2}</annotation>
  </semantics>
</math>
</file>

<file path=Object 94/content.xml><?xml version="1.0" encoding="utf-8"?>
<math xmlns="http://www.w3.org/1998/Math/MathML" display="block">
  <semantics>
    <mrow>
      <mi mathvariant="italic">FF</mi>
      <mn>800</mn>
      <msub>
        <mn>0</mn>
        <mrow>
          <mrow/>
          <mrow/>
        </mrow>
      </msub>
    </mrow>
    <annotation encoding="StarMath 5.0">FF800 {0} rsub {(16}</annotation>
  </semantics>
</math>
</file>